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unction Fourier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7"/>
        <table:table-row table:style-name="ro1">
          <table:table-cell table:style-name="Default" office:value-type="string" calcext:value-type="string">
            <text:p>Agrupar por colunas</text:p>
          </table:table-cell>
          <table:table-cell table:style-name="ce3" office:value-type="boolean" office:boolean-value="true" calcext:value-type="boolean">
            <text:p>VERDADEIRO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olar</text:p>
          </table:table-cell>
          <table:table-cell table:style-name="ce3" office:value-type="boolean" office:boolean-value="false" calcext:value-type="boolean">
            <text:p>FALSO</text:p>
          </table:table-cell>
          <table:table-cell table:style-name="Default"/>
          <table:table-cell/>
          <table:table-cell table:style-name="Default" table:formula="of:=FORMULA([.E6])" office:value-type="string" office:string-value="{=FOURIER(B6:C40,B1,B2,B3,0)}" calcext:value-type="string">
            <text:p>{=FOURIER(B6:C40,B1,B2,B3,0)}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Inversa</text:p>
          </table:table-cell>
          <table:table-cell table:style-name="ce3" office:value-type="boolean" office:boolean-value="false" calcext:value-type="boolean">
            <text:p>FALSO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Vetor de entrada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Vetor transformado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ário</text:p>
          </table:table-cell>
          <table:table-cell table:style-name="ce1"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á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555411592569" calcext:value-type="float">
            <text:p>0,392555411592569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35" table:formula="of:=ORG.LIBREOFFICE.FOURIER([.B6:.C40];[.B1];[.B2];[.B3];0)" office:value-type="float" office:value="17.1775578743134" calcext:value-type="float">
            <text:p>17,1775578743134</text:p>
          </table:table-cell>
          <table:table-cell office:value-type="float" office:value="3.88635177703826E-015" calcext:value-type="float">
            <text:p>3,88635177703826E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843701681219" calcext:value-type="float">
            <text:p>1,20843701681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" calcext:value-type="float">
            <text:p>3,428868795359</text:p>
          </table:table-cell>
          <table:table-cell office:value-type="float" office:value="2.37164790000189" calcext:value-type="float">
            <text:p>2,37164790000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1477676762644" calcext:value-type="float">
            <text:p>0,851477676762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69" calcext:value-type="float">
            <text:p>-6,80271615433369</text:p>
          </table:table-cell>
          <table:table-cell office:value-type="float" office:value="-15.1345439297576" calcext:value-type="float">
            <text:p>-15,1345439297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534651907738" calcext:value-type="float">
            <text:p>1,78534651907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" calcext:value-type="float">
            <text:p>-1,605447356601</text:p>
          </table:table-cell>
          <table:table-cell office:value-type="float" office:value="-5.08653060378972" calcext:value-type="float">
            <text:p>-5,08653060378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946506138316" calcext:value-type="float">
            <text:p>1,77946506138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56" calcext:value-type="float">
            <text:p>0,395847917447356</text:p>
          </table:table-cell>
          <table:table-cell office:value-type="float" office:value="-2.41926785527625" calcext:value-type="float">
            <text:p>-2,41926785527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890060220168" calcext:value-type="float">
            <text:p>1,5189006022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3" calcext:value-type="float">
            <text:p>-1,49410383304833</text:p>
          </table:table-cell>
          <table:table-cell office:value-type="float" office:value="-2.39148041275" calcext:value-type="float">
            <text:p>-2,39148041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694666137238" calcext:value-type="float">
            <text:p>1,04694666137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81" calcext:value-type="float">
            <text:p>0,87223579298981</text:p>
          </table:table-cell>
          <table:table-cell office:value-type="float" office:value="-1.14394086206797" calcext:value-type="float">
            <text:p>-1,14394086206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10083951399" calcext:value-type="float">
            <text:p>0,83110083951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" calcext:value-type="float">
            <text:p>1,5332458505929</text:p>
          </table:table-cell>
          <table:table-cell office:value-type="float" office:value="0.678159168870983" calcext:value-type="float">
            <text:p>0,6781591688709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3006228455127" calcext:value-type="float">
            <text:p>1,23006228455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9" calcext:value-type="float">
            <text:p>0,450563708411459</text:p>
          </table:table-cell>
          <table:table-cell office:value-type="float" office:value="0.22911248792634" calcext:value-type="float">
            <text:p>0,229112487926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409796396031" calcext:value-type="float">
            <text:p>0,133409796396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58" calcext:value-type="float">
            <text:p>0,545106616940358</text:p>
          </table:table-cell>
          <table:table-cell office:value-type="float" office:value="0.411028927740438" calcext:value-type="float">
            <text:p>0,411028927740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0471655802496" calcext:value-type="float">
            <text:p>0,130471655802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3" calcext:value-type="float">
            <text:p>2,22685996425193</text:p>
          </table:table-cell>
          <table:table-cell office:value-type="float" office:value="-2.43092236748302" calcext:value-type="float">
            <text:p>-2,43092236748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6478761838145" calcext:value-type="float">
            <text:p>0,386478761838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,61522859107175</text:p>
          </table:table-cell>
          <table:table-cell office:value-type="float" office:value="-2.41682657284899" calcext:value-type="float">
            <text:p>-2,41682657284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03398287742919" calcext:value-type="float">
            <text:p>-0,70339828774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68" calcext:value-type="float">
            <text:p>1,30245078290168</text:p>
          </table:table-cell>
          <table:table-cell office:value-type="float" office:value="1.45443785733126" calcext:value-type="float">
            <text:p>1,45443785733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99115309693977" calcext:value-type="float">
            <text:p>-0,899115309693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5" calcext:value-type="float">
            <text:p>1,57930628561185</text:p>
          </table:table-cell>
          <table:table-cell office:value-type="float" office:value="-1.33862736591677" calcext:value-type="float">
            <text:p>-1,33862736591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24045510064504" calcext:value-type="float">
            <text:p>-0,124045510064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,07572227365276</text:p>
          </table:table-cell>
          <table:table-cell office:value-type="float" office:value="-0.921557968003809" calcext:value-type="float">
            <text:p>-0,9215579680038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513553513012611" calcext:value-type="float">
            <text:p>-0,513553513012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8028" calcext:value-type="float">
            <text:p>-0,055782417923803</text:p>
          </table:table-cell>
          <table:table-cell office:value-type="float" office:value="-1.81336029451831" calcext:value-type="float">
            <text:p>-1,81336029451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613559196487517" calcext:value-type="float">
            <text:p>-0,613559196487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67" calcext:value-type="float">
            <text:p>-0,577666040004067</text:p>
          </table:table-cell>
          <table:table-cell office:value-type="float" office:value="1.38887243891951" calcext:value-type="float">
            <text:p>1,388872438919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607259491689" calcext:value-type="float">
            <text:p>0,3260725949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686" calcext:value-type="float">
            <text:p>-0,826878282157686</text:p>
          </table:table-cell>
          <table:table-cell office:value-type="float" office:value="-0.186591000796403" calcext:value-type="float">
            <text:p>-0,1865910007964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6297814625926" calcext:value-type="float">
            <text:p>0,031629781462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715" calcext:value-type="float">
            <text:p>-0,826878282157715</text:p>
          </table:table-cell>
          <table:table-cell office:value-type="float" office:value="0.186591000796416" calcext:value-type="float">
            <text:p>0,186591000796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298725899815" calcext:value-type="float">
            <text:p>0,52298725899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51" calcext:value-type="float">
            <text:p>-0,577666040004051</text:p>
          </table:table-cell>
          <table:table-cell office:value-type="float" office:value="-1.38887243891954" calcext:value-type="float">
            <text:p>-1,38887243891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6798031445888" calcext:value-type="float">
            <text:p>0,436798031445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846" calcext:value-type="float">
            <text:p>-0,055782417923785</text:p>
          </table:table-cell>
          <table:table-cell office:value-type="float" office:value="1.81336029451832" calcext:value-type="float">
            <text:p>1,81336029451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212627320418" calcext:value-type="float">
            <text:p>0,846212627320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,07572227365276</text:p>
          </table:table-cell>
          <table:table-cell office:value-type="float" office:value="0.921557968003802" calcext:value-type="float">
            <text:p>0,9215579680038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3061096906024" calcext:value-type="float">
            <text:p>0,913061096906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7" calcext:value-type="float">
            <text:p>1,57930628561187</text:p>
          </table:table-cell>
          <table:table-cell office:value-type="float" office:value="1.33862736591678" calcext:value-type="float">
            <text:p>1,338627365916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666287534781" calcext:value-type="float">
            <text:p>1,2666287534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7" calcext:value-type="float">
            <text:p>1,3024507829017</text:p>
          </table:table-cell>
          <table:table-cell office:value-type="float" office:value="-1.45443785733125" calcext:value-type="float">
            <text:p>-1,45443785733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653650481107" calcext:value-type="float">
            <text:p>1,6653650481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6" calcext:value-type="float">
            <text:p>-1,61522859107176</text:p>
          </table:table-cell>
          <table:table-cell office:value-type="float" office:value="2.416826572849" calcext:value-type="float">
            <text:p>2,4168265728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6582636202864" calcext:value-type="float">
            <text:p>1,36582636202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1" calcext:value-type="float">
            <text:p>2,22685996425191</text:p>
          </table:table-cell>
          <table:table-cell office:value-type="float" office:value="2.43092236748304" calcext:value-type="float">
            <text:p>2,43092236748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6722190894756" calcext:value-type="float">
            <text:p>1,46722190894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65" calcext:value-type="float">
            <text:p>0,545106616940365</text:p>
          </table:table-cell>
          <table:table-cell office:value-type="float" office:value="-0.411028927740441" calcext:value-type="float">
            <text:p>-0,4110289277404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120489728397" calcext:value-type="float">
            <text:p>0,66120489728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8" calcext:value-type="float">
            <text:p>0,450563708411458</text:p>
          </table:table-cell>
          <table:table-cell office:value-type="float" office:value="-0.229112487926344" calcext:value-type="float">
            <text:p>-0,2291124879263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1534531762234" calcext:value-type="float">
            <text:p>0,701534531762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2" calcext:value-type="float">
            <text:p>1,53324585059292</text:p>
          </table:table-cell>
          <table:table-cell office:value-type="float" office:value="-0.678159168870965" calcext:value-type="float">
            <text:p>-0,678159168870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869368245062" calcext:value-type="float">
            <text:p>0,6586936824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797" calcext:value-type="float">
            <text:p>0,872235792989797</text:p>
          </table:table-cell>
          <table:table-cell office:value-type="float" office:value="1.14394086206799" calcext:value-type="float">
            <text:p>1,143940862067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7522455580069" calcext:value-type="float">
            <text:p>0,287522455580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4" calcext:value-type="float">
            <text:p>-1,49410383304834</text:p>
          </table:table-cell>
          <table:table-cell office:value-type="float" office:value="2.39148041275001" calcext:value-type="float">
            <text:p>2,3914804127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409911360506096" calcext:value-type="float">
            <text:p>-0,409911360506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27" calcext:value-type="float">
            <text:p>0,395847917447327</text:p>
          </table:table-cell>
          <table:table-cell office:value-type="float" office:value="2.41926785527626" calcext:value-type="float">
            <text:p>2,419267855276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83168875679498" calcext:value-type="float">
            <text:p>-0,583168875679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02" calcext:value-type="float">
            <text:p>-1,60544735660102</text:p>
          </table:table-cell>
          <table:table-cell office:value-type="float" office:value="5.08653060378972" calcext:value-type="float">
            <text:p>5,086530603789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799684083650078" calcext:value-type="float">
            <text:p>-0,799684083650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79" calcext:value-type="float">
            <text:p>-6,80271615433379</text:p>
          </table:table-cell>
          <table:table-cell office:value-type="float" office:value="15.1345439297575" calcext:value-type="float">
            <text:p>15,13454392975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21417306845244" calcext:value-type="float">
            <text:p>-0,621417306845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07" calcext:value-type="float">
            <text:p>3,42886879535907</text:p>
          </table:table-cell>
          <table:table-cell office:value-type="float" office:value="-2.37164790000194" calcext:value-type="float">
            <text:p>-2,37164790000194</text:p>
          </table:table-cell>
        </table:table-row>
      </table:table>
      <table:table table:name="Fourier Analysis" table:style-name="ta1">
        <table:table-column table:style-name="co3" table:default-cell-style-name="ce2"/>
        <table:table-column table:style-name="co3" table:number-columns-repeated="2" table:default-cell-style-name="ce5"/>
        <table:table-column table:style-name="co3" table:number-columns-repeated="6" table:default-cell-style-name="Default"/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ce6" office:value-type="string" calcext:value-type="string">
            <text:p>Transformada de Fourier</text:p>
          </table:table-cell>
          <table:table-cell table:number-columns-repeated="2"/>
          <table:table-cell table:style-name="ce6" office:value-type="string" calcext:value-type="string">
            <text:p>Transformada de Fourier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Vetor de entrada</text:p>
          </table:table-cell>
          <table:covered-table-cell table:style-name="ce6"/>
          <table:table-cell/>
          <table:table-cell office:value-type="string" calcext:value-type="string">
            <text:p>Intervalo de entrada : $B$6:$C$40</text:p>
          </table:table-cell>
          <table:table-cell table:number-columns-repeated="2"/>
          <table:table-cell office:value-type="string" calcext:value-type="string">
            <text:p>Intervalo de entrada : $B$6:$C$40</text:p>
          </table:table-cell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ário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Imaginário</text:p>
          </table:table-cell>
          <table:table-cell/>
          <table:table-cell office:value-type="string" calcext:value-type="string">
            <text:p>Magnitude</text:p>
          </table:table-cell>
          <table:table-cell office:value-type="string" calcext:value-type="string">
            <text:p>F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555411592569" calcext:value-type="float">
            <text:p>0,392555411592569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35" table:formula="of:=ORG.LIBREOFFICE.FOURIER([.$B$6:.$C$40];1;0)" office:value-type="float" office:value="17.1775578743134" calcext:value-type="float">
            <text:p>17,1775578743134</text:p>
          </table:table-cell>
          <table:table-cell office:value-type="float" office:value="3.88635177703826E-015" calcext:value-type="float">
            <text:p>3,88635177703826E-15</text:p>
          </table:table-cell>
          <table:table-cell/>
          <table:table-cell table:number-matrix-columns-spanned="2" table:number-matrix-rows-spanned="35" table:formula="of:=ORG.LIBREOFFICE.FOURIER([.$B$6:.$C$40];1;0;1;0)" office:value-type="float" office:value="17.1775578743134" calcext:value-type="float">
            <text:p>17,1775578743134</text:p>
          </table:table-cell>
          <table:table-cell office:value-type="float" office:value="2.26245884628906E-016" calcext:value-type="float">
            <text:p>2,26245884628906E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843701681219" calcext:value-type="float">
            <text:p>1,20843701681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" calcext:value-type="float">
            <text:p>3,428868795359</text:p>
          </table:table-cell>
          <table:table-cell office:value-type="float" office:value="2.37164790000189" calcext:value-type="float">
            <text:p>2,37164790000189</text:p>
          </table:table-cell>
          <table:table-cell/>
          <table:table-cell office:value-type="float" office:value="4.16915518748944" calcext:value-type="float">
            <text:p>4,16915518748944</text:p>
          </table:table-cell>
          <table:table-cell office:value-type="float" office:value="0.605113892937279" calcext:value-type="float">
            <text:p>0,605113892937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1477676762644" calcext:value-type="float">
            <text:p>0,851477676762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69" calcext:value-type="float">
            <text:p>-6,80271615433369</text:p>
          </table:table-cell>
          <table:table-cell office:value-type="float" office:value="-15.1345439297576" calcext:value-type="float">
            <text:p>-15,1345439297576</text:p>
          </table:table-cell>
          <table:table-cell/>
          <table:table-cell office:value-type="float" office:value="16.5931120359682" calcext:value-type="float">
            <text:p>16,5931120359682</text:p>
          </table:table-cell>
          <table:table-cell office:value-type="float" office:value="-1.99322000923881" calcext:value-type="float">
            <text:p>-1,99322000923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534651907738" calcext:value-type="float">
            <text:p>1,78534651907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" calcext:value-type="float">
            <text:p>-1,605447356601</text:p>
          </table:table-cell>
          <table:table-cell office:value-type="float" office:value="-5.08653060378972" calcext:value-type="float">
            <text:p>-5,08653060378972</text:p>
          </table:table-cell>
          <table:table-cell/>
          <table:table-cell office:value-type="float" office:value="5.33387802617444" calcext:value-type="float">
            <text:p>5,33387802617444</text:p>
          </table:table-cell>
          <table:table-cell office:value-type="float" office:value="-1.87652762269615" calcext:value-type="float">
            <text:p>-1,87652762269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946506138316" calcext:value-type="float">
            <text:p>1,77946506138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56" calcext:value-type="float">
            <text:p>0,395847917447356</text:p>
          </table:table-cell>
          <table:table-cell office:value-type="float" office:value="-2.41926785527625" calcext:value-type="float">
            <text:p>-2,41926785527625</text:p>
          </table:table-cell>
          <table:table-cell/>
          <table:table-cell office:value-type="float" office:value="2.45143886917874" calcext:value-type="float">
            <text:p>2,45143886917874</text:p>
          </table:table-cell>
          <table:table-cell office:value-type="float" office:value="-1.40861048708919" calcext:value-type="float">
            <text:p>-1,40861048708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890060220168" calcext:value-type="float">
            <text:p>1,5189006022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3" calcext:value-type="float">
            <text:p>-1,49410383304833</text:p>
          </table:table-cell>
          <table:table-cell office:value-type="float" office:value="-2.39148041275" calcext:value-type="float">
            <text:p>-2,39148041275</text:p>
          </table:table-cell>
          <table:table-cell/>
          <table:table-cell office:value-type="float" office:value="2.81984482347817" calcext:value-type="float">
            <text:p>2,81984482347817</text:p>
          </table:table-cell>
          <table:table-cell office:value-type="float" office:value="-2.12922380028329" calcext:value-type="float">
            <text:p>-2,129223800283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694666137238" calcext:value-type="float">
            <text:p>1,04694666137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81" calcext:value-type="float">
            <text:p>0,87223579298981</text:p>
          </table:table-cell>
          <table:table-cell office:value-type="float" office:value="-1.14394086206797" calcext:value-type="float">
            <text:p>-1,14394086206797</text:p>
          </table:table-cell>
          <table:table-cell/>
          <table:table-cell office:value-type="float" office:value="1.43853952829993" calcext:value-type="float">
            <text:p>1,43853952829993</text:p>
          </table:table-cell>
          <table:table-cell office:value-type="float" office:value="-0.919353665468368" calcext:value-type="float">
            <text:p>-0,919353665468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10083951399" calcext:value-type="float">
            <text:p>0,83110083951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" calcext:value-type="float">
            <text:p>1,5332458505929</text:p>
          </table:table-cell>
          <table:table-cell office:value-type="float" office:value="0.678159168870983" calcext:value-type="float">
            <text:p>0,678159168870983</text:p>
          </table:table-cell>
          <table:table-cell/>
          <table:table-cell office:value-type="float" office:value="1.6765269746366" calcext:value-type="float">
            <text:p>1,6765269746366</text:p>
          </table:table-cell>
          <table:table-cell office:value-type="float" office:value="0.416434654153369" calcext:value-type="float">
            <text:p>0,4164346541533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3006228455127" calcext:value-type="float">
            <text:p>1,23006228455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9" calcext:value-type="float">
            <text:p>0,450563708411459</text:p>
          </table:table-cell>
          <table:table-cell office:value-type="float" office:value="0.22911248792634" calcext:value-type="float">
            <text:p>0,22911248792634</text:p>
          </table:table-cell>
          <table:table-cell/>
          <table:table-cell office:value-type="float" office:value="0.505470263676592" calcext:value-type="float">
            <text:p>0,505470263676592</text:p>
          </table:table-cell>
          <table:table-cell office:value-type="float" office:value="0.470425948779898" calcext:value-type="float">
            <text:p>0,470425948779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409796396031" calcext:value-type="float">
            <text:p>0,133409796396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58" calcext:value-type="float">
            <text:p>0,545106616940358</text:p>
          </table:table-cell>
          <table:table-cell office:value-type="float" office:value="0.411028927740438" calcext:value-type="float">
            <text:p>0,411028927740438</text:p>
          </table:table-cell>
          <table:table-cell/>
          <table:table-cell office:value-type="float" office:value="0.682704916689207" calcext:value-type="float">
            <text:p>0,682704916689207</text:p>
          </table:table-cell>
          <table:table-cell office:value-type="float" office:value="0.646077879418302" calcext:value-type="float">
            <text:p>0,646077879418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0471655802496" calcext:value-type="float">
            <text:p>0,130471655802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3" calcext:value-type="float">
            <text:p>2,22685996425193</text:p>
          </table:table-cell>
          <table:table-cell office:value-type="float" office:value="-2.43092236748302" calcext:value-type="float">
            <text:p>-2,43092236748302</text:p>
          </table:table-cell>
          <table:table-cell/>
          <table:table-cell office:value-type="float" office:value="3.29670879167654" calcext:value-type="float">
            <text:p>3,29670879167654</text:p>
          </table:table-cell>
          <table:table-cell office:value-type="float" office:value="-0.829181229907427" calcext:value-type="float">
            <text:p>-0,829181229907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6478761838145" calcext:value-type="float">
            <text:p>0,386478761838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,61522859107175</text:p>
          </table:table-cell>
          <table:table-cell office:value-type="float" office:value="-2.41682657284899" calcext:value-type="float">
            <text:p>-2,41682657284899</text:p>
          </table:table-cell>
          <table:table-cell/>
          <table:table-cell office:value-type="float" office:value="2.90689079338124" calcext:value-type="float">
            <text:p>2,90689079338124</text:p>
          </table:table-cell>
          <table:table-cell office:value-type="float" office:value="-2.15994697868441" calcext:value-type="float">
            <text:p>-2,15994697868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03398287742919" calcext:value-type="float">
            <text:p>-0,70339828774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68" calcext:value-type="float">
            <text:p>1,30245078290168</text:p>
          </table:table-cell>
          <table:table-cell office:value-type="float" office:value="1.45443785733126" calcext:value-type="float">
            <text:p>1,45443785733126</text:p>
          </table:table-cell>
          <table:table-cell/>
          <table:table-cell office:value-type="float" office:value="1.95237484175544" calcext:value-type="float">
            <text:p>1,95237484175544</text:p>
          </table:table-cell>
          <table:table-cell office:value-type="float" office:value="0.840472341525344" calcext:value-type="float">
            <text:p>0,840472341525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99115309693977" calcext:value-type="float">
            <text:p>-0,899115309693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5" calcext:value-type="float">
            <text:p>1,57930628561185</text:p>
          </table:table-cell>
          <table:table-cell office:value-type="float" office:value="-1.33862736591677" calcext:value-type="float">
            <text:p>-1,33862736591677</text:p>
          </table:table-cell>
          <table:table-cell/>
          <table:table-cell office:value-type="float" office:value="2.07029745895472" calcext:value-type="float">
            <text:p>2,07029745895472</text:p>
          </table:table-cell>
          <table:table-cell office:value-type="float" office:value="-0.70310180067089" calcext:value-type="float">
            <text:p>-0,70310180067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24045510064504" calcext:value-type="float">
            <text:p>-0,124045510064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,07572227365276</text:p>
          </table:table-cell>
          <table:table-cell office:value-type="float" office:value="-0.921557968003809" calcext:value-type="float">
            <text:p>-0,921557968003809</text:p>
          </table:table-cell>
          <table:table-cell/>
          <table:table-cell office:value-type="float" office:value="1.41649126309482" calcext:value-type="float">
            <text:p>1,41649126309482</text:p>
          </table:table-cell>
          <table:table-cell office:value-type="float" office:value="-2.43322886402899" calcext:value-type="float">
            <text:p>-2,433228864028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513553513012611" calcext:value-type="float">
            <text:p>-0,513553513012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8028" calcext:value-type="float">
            <text:p>-0,055782417923803</text:p>
          </table:table-cell>
          <table:table-cell office:value-type="float" office:value="-1.81336029451831" calcext:value-type="float">
            <text:p>-1,81336029451831</text:p>
          </table:table-cell>
          <table:table-cell/>
          <table:table-cell office:value-type="float" office:value="1.81421807837012" calcext:value-type="float">
            <text:p>1,81421807837012</text:p>
          </table:table-cell>
          <table:table-cell office:value-type="float" office:value="-1.60154853447151" calcext:value-type="float">
            <text:p>-1,60154853447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613559196487517" calcext:value-type="float">
            <text:p>-0,613559196487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67" calcext:value-type="float">
            <text:p>-0,577666040004067</text:p>
          </table:table-cell>
          <table:table-cell office:value-type="float" office:value="1.38887243891951" calcext:value-type="float">
            <text:p>1,38887243891951</text:p>
          </table:table-cell>
          <table:table-cell/>
          <table:table-cell office:value-type="float" office:value="1.50421564456836" calcext:value-type="float">
            <text:p>1,50421564456836</text:p>
          </table:table-cell>
          <table:table-cell office:value-type="float" office:value="1.96495487990047" calcext:value-type="float">
            <text:p>1,96495487990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607259491689" calcext:value-type="float">
            <text:p>0,3260725949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686" calcext:value-type="float">
            <text:p>-0,826878282157686</text:p>
          </table:table-cell>
          <table:table-cell office:value-type="float" office:value="-0.186591000796403" calcext:value-type="float">
            <text:p>-0,186591000796403</text:p>
          </table:table-cell>
          <table:table-cell/>
          <table:table-cell office:value-type="float" office:value="0.847669685126376" calcext:value-type="float">
            <text:p>0,847669685126376</text:p>
          </table:table-cell>
          <table:table-cell office:value-type="float" office:value="-2.91965280961949" calcext:value-type="float">
            <text:p>-2,91965280961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6297814625926" calcext:value-type="float">
            <text:p>0,031629781462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715" calcext:value-type="float">
            <text:p>-0,826878282157715</text:p>
          </table:table-cell>
          <table:table-cell office:value-type="float" office:value="0.186591000796416" calcext:value-type="float">
            <text:p>0,186591000796416</text:p>
          </table:table-cell>
          <table:table-cell/>
          <table:table-cell office:value-type="float" office:value="0.847669685126408" calcext:value-type="float">
            <text:p>0,847669685126408</text:p>
          </table:table-cell>
          <table:table-cell office:value-type="float" office:value="2.91965280961948" calcext:value-type="float">
            <text:p>2,91965280961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298725899815" calcext:value-type="float">
            <text:p>0,52298725899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51" calcext:value-type="float">
            <text:p>-0,577666040004051</text:p>
          </table:table-cell>
          <table:table-cell office:value-type="float" office:value="-1.38887243891954" calcext:value-type="float">
            <text:p>-1,38887243891954</text:p>
          </table:table-cell>
          <table:table-cell/>
          <table:table-cell office:value-type="float" office:value="1.50421564456838" calcext:value-type="float">
            <text:p>1,50421564456838</text:p>
          </table:table-cell>
          <table:table-cell office:value-type="float" office:value="-1.96495487990045" calcext:value-type="float">
            <text:p>-1,964954879900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6798031445888" calcext:value-type="float">
            <text:p>0,436798031445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846" calcext:value-type="float">
            <text:p>-0,055782417923785</text:p>
          </table:table-cell>
          <table:table-cell office:value-type="float" office:value="1.81336029451832" calcext:value-type="float">
            <text:p>1,81336029451832</text:p>
          </table:table-cell>
          <table:table-cell/>
          <table:table-cell office:value-type="float" office:value="1.81421807837012" calcext:value-type="float">
            <text:p>1,81421807837012</text:p>
          </table:table-cell>
          <table:table-cell office:value-type="float" office:value="1.6015485344715" calcext:value-type="float">
            <text:p>1,60154853447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212627320418" calcext:value-type="float">
            <text:p>0,846212627320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,07572227365276</text:p>
          </table:table-cell>
          <table:table-cell office:value-type="float" office:value="0.921557968003802" calcext:value-type="float">
            <text:p>0,921557968003802</text:p>
          </table:table-cell>
          <table:table-cell/>
          <table:table-cell office:value-type="float" office:value="1.41649126309482" calcext:value-type="float">
            <text:p>1,41649126309482</text:p>
          </table:table-cell>
          <table:table-cell office:value-type="float" office:value="2.433228864029" calcext:value-type="float">
            <text:p>2,4332288640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3061096906024" calcext:value-type="float">
            <text:p>0,913061096906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7" calcext:value-type="float">
            <text:p>1,57930628561187</text:p>
          </table:table-cell>
          <table:table-cell office:value-type="float" office:value="1.33862736591678" calcext:value-type="float">
            <text:p>1,33862736591678</text:p>
          </table:table-cell>
          <table:table-cell/>
          <table:table-cell office:value-type="float" office:value="2.07029745895474" calcext:value-type="float">
            <text:p>2,07029745895474</text:p>
          </table:table-cell>
          <table:table-cell office:value-type="float" office:value="0.703101800670888" calcext:value-type="float">
            <text:p>0,7031018006708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666287534781" calcext:value-type="float">
            <text:p>1,2666287534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7" calcext:value-type="float">
            <text:p>1,3024507829017</text:p>
          </table:table-cell>
          <table:table-cell office:value-type="float" office:value="-1.45443785733125" calcext:value-type="float">
            <text:p>-1,45443785733125</text:p>
          </table:table-cell>
          <table:table-cell/>
          <table:table-cell office:value-type="float" office:value="1.95237484175543" calcext:value-type="float">
            <text:p>1,95237484175543</text:p>
          </table:table-cell>
          <table:table-cell office:value-type="float" office:value="-0.840472341525331" calcext:value-type="float">
            <text:p>-0,8404723415253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653650481107" calcext:value-type="float">
            <text:p>1,6653650481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6" calcext:value-type="float">
            <text:p>-1,61522859107176</text:p>
          </table:table-cell>
          <table:table-cell office:value-type="float" office:value="2.416826572849" calcext:value-type="float">
            <text:p>2,416826572849</text:p>
          </table:table-cell>
          <table:table-cell/>
          <table:table-cell office:value-type="float" office:value="2.90689079338125" calcext:value-type="float">
            <text:p>2,90689079338125</text:p>
          </table:table-cell>
          <table:table-cell office:value-type="float" office:value="2.15994697868441" calcext:value-type="float">
            <text:p>2,159946978684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6582636202864" calcext:value-type="float">
            <text:p>1,36582636202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1" calcext:value-type="float">
            <text:p>2,22685996425191</text:p>
          </table:table-cell>
          <table:table-cell office:value-type="float" office:value="2.43092236748304" calcext:value-type="float">
            <text:p>2,43092236748304</text:p>
          </table:table-cell>
          <table:table-cell/>
          <table:table-cell office:value-type="float" office:value="3.29670879167653" calcext:value-type="float">
            <text:p>3,29670879167653</text:p>
          </table:table-cell>
          <table:table-cell office:value-type="float" office:value="0.829181229907435" calcext:value-type="float">
            <text:p>0,8291812299074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6722190894756" calcext:value-type="float">
            <text:p>1,46722190894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65" calcext:value-type="float">
            <text:p>0,545106616940365</text:p>
          </table:table-cell>
          <table:table-cell office:value-type="float" office:value="-0.411028927740441" calcext:value-type="float">
            <text:p>-0,411028927740441</text:p>
          </table:table-cell>
          <table:table-cell/>
          <table:table-cell office:value-type="float" office:value="0.682704916689214" calcext:value-type="float">
            <text:p>0,682704916689214</text:p>
          </table:table-cell>
          <table:table-cell office:value-type="float" office:value="-0.646077879418299" calcext:value-type="float">
            <text:p>-0,6460778794182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120489728397" calcext:value-type="float">
            <text:p>0,66120489728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58" calcext:value-type="float">
            <text:p>0,450563708411458</text:p>
          </table:table-cell>
          <table:table-cell office:value-type="float" office:value="-0.229112487926344" calcext:value-type="float">
            <text:p>-0,229112487926344</text:p>
          </table:table-cell>
          <table:table-cell/>
          <table:table-cell office:value-type="float" office:value="0.505470263676594" calcext:value-type="float">
            <text:p>0,505470263676594</text:p>
          </table:table-cell>
          <table:table-cell office:value-type="float" office:value="-0.470425948779905" calcext:value-type="float">
            <text:p>-0,4704259487799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1534531762234" calcext:value-type="float">
            <text:p>0,701534531762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2" calcext:value-type="float">
            <text:p>1,53324585059292</text:p>
          </table:table-cell>
          <table:table-cell office:value-type="float" office:value="-0.678159168870965" calcext:value-type="float">
            <text:p>-0,678159168870965</text:p>
          </table:table-cell>
          <table:table-cell/>
          <table:table-cell office:value-type="float" office:value="1.6765269746366" calcext:value-type="float">
            <text:p>1,6765269746366</text:p>
          </table:table-cell>
          <table:table-cell office:value-type="float" office:value="-0.416434654153355" calcext:value-type="float">
            <text:p>-0,4164346541533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869368245062" calcext:value-type="float">
            <text:p>0,6586936824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797" calcext:value-type="float">
            <text:p>0,872235792989797</text:p>
          </table:table-cell>
          <table:table-cell office:value-type="float" office:value="1.14394086206799" calcext:value-type="float">
            <text:p>1,14394086206799</text:p>
          </table:table-cell>
          <table:table-cell/>
          <table:table-cell office:value-type="float" office:value="1.43853952829994" calcext:value-type="float">
            <text:p>1,43853952829994</text:p>
          </table:table-cell>
          <table:table-cell office:value-type="float" office:value="0.919353665468386" calcext:value-type="float">
            <text:p>0,9193536654683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7522455580069" calcext:value-type="float">
            <text:p>0,287522455580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4" calcext:value-type="float">
            <text:p>-1,49410383304834</text:p>
          </table:table-cell>
          <table:table-cell office:value-type="float" office:value="2.39148041275001" calcext:value-type="float">
            <text:p>2,39148041275001</text:p>
          </table:table-cell>
          <table:table-cell/>
          <table:table-cell office:value-type="float" office:value="2.81984482347818" calcext:value-type="float">
            <text:p>2,81984482347818</text:p>
          </table:table-cell>
          <table:table-cell office:value-type="float" office:value="2.12922380028329" calcext:value-type="float">
            <text:p>2,12922380028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409911360506096" calcext:value-type="float">
            <text:p>-0,409911360506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27" calcext:value-type="float">
            <text:p>0,395847917447327</text:p>
          </table:table-cell>
          <table:table-cell office:value-type="float" office:value="2.41926785527626" calcext:value-type="float">
            <text:p>2,41926785527626</text:p>
          </table:table-cell>
          <table:table-cell/>
          <table:table-cell office:value-type="float" office:value="2.45143886917875" calcext:value-type="float">
            <text:p>2,45143886917875</text:p>
          </table:table-cell>
          <table:table-cell office:value-type="float" office:value="1.4086104870892" calcext:value-type="float">
            <text:p>1,4086104870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83168875679498" calcext:value-type="float">
            <text:p>-0,583168875679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02" calcext:value-type="float">
            <text:p>-1,60544735660102</text:p>
          </table:table-cell>
          <table:table-cell office:value-type="float" office:value="5.08653060378972" calcext:value-type="float">
            <text:p>5,08653060378972</text:p>
          </table:table-cell>
          <table:table-cell/>
          <table:table-cell office:value-type="float" office:value="5.33387802617445" calcext:value-type="float">
            <text:p>5,33387802617445</text:p>
          </table:table-cell>
          <table:table-cell office:value-type="float" office:value="1.87652762269616" calcext:value-type="float">
            <text:p>1,87652762269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799684083650078" calcext:value-type="float">
            <text:p>-0,799684083650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79" calcext:value-type="float">
            <text:p>-6,80271615433379</text:p>
          </table:table-cell>
          <table:table-cell office:value-type="float" office:value="15.1345439297575" calcext:value-type="float">
            <text:p>15,1345439297575</text:p>
          </table:table-cell>
          <table:table-cell/>
          <table:table-cell office:value-type="float" office:value="16.5931120359682" calcext:value-type="float">
            <text:p>16,5931120359682</text:p>
          </table:table-cell>
          <table:table-cell office:value-type="float" office:value="1.99322000923882" calcext:value-type="float">
            <text:p>1,993220009238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21417306845244" calcext:value-type="float">
            <text:p>-0,621417306845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07" calcext:value-type="float">
            <text:p>3,42886879535907</text:p>
          </table:table-cell>
          <table:table-cell office:value-type="float" office:value="-2.37164790000194" calcext:value-type="float">
            <text:p>-2,37164790000194</text:p>
          </table:table-cell>
          <table:table-cell/>
          <table:table-cell office:value-type="float" office:value="4.16915518748952" calcext:value-type="float">
            <text:p>4,16915518748952</text:p>
          </table:table-cell>
          <table:table-cell office:value-type="float" office:value="-0.605113892937279" calcext:value-type="float">
            <text:p>-0,605113892937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4:27:25.429353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28T20:54:52.900075793</meta:creation-date>
    <dc:date>2019-06-29T14:31:14.242133222</dc:date>
    <meta:editing-duration>PT42M38S</meta:editing-duration>
    <meta:editing-cycles>8</meta:editing-cycles>
    <meta:generator>LibreOfficeDev/6.4.0.0.alpha0$Linux_X86_64 LibreOffice_project/bb6333fb1ef0c360e87d90924a2540c96acbd504</meta:generator>
    <meta:document-statistic meta:table-count="2" meta:cell-count="446" meta:object-count="0"/>
  </office:meta>
</office:document-meta>
</file>